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MGImpl.getInstance( String connection , int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MGImpl.getInstanc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MG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MG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MGImpl.getInstance( String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MG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